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c0c0c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385cm" fo:min-width="3.691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line-height="100%" fo:text-align="start"/>
    </style:style>
    <style:style style:name="P4" style:family="paragraph">
      <style:paragraph-properties fo:line-height="100%" fo:text-align="start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477cm" svg:height="3.81cm" svg:x="0.381cm" svg:y="0.38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048cm" svg:height="1.361cm" svg:x="0.381cm" svg:y="0.381cm">
          <draw:text-box>
            <text:p><text:span text:style-name="T1">SymmetricDS Application</text:span></text:p>
            <text:p><text:span text:style-name="T1">port 8080</text:span></text:p>
          </draw:text-box>
        </draw:frame>
        <draw:frame draw:style-name="gr3" draw:text-style-name="P4" draw:layer="layout" svg:width="3.81cm" svg:height="0.721cm" svg:x="0.889cm" svg:y="1.905cm">
          <draw:text-box>
            <text:p text:style-name="P3"><text:span text:style-name="T2">corp-000 engine</text:span></text:p>
          </draw:text-box>
        </draw:frame>
        <draw:frame draw:style-name="gr3" draw:text-style-name="P4" draw:layer="layout" svg:width="3.81cm" svg:height="0.721cm" svg:x="0.889cm" svg:y="2.921cm">
          <draw:text-box>
            <text:p text:style-name="P3"><text:span text:style-name="T2">store-001 engin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.366cm" fo:page-height="4.5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07T08:14:13</meta:creation-date>
    <dc:date>2013-02-07T08:53:47</dc:date>
    <meta:editing-duration>PT24M54S</meta:editing-duration>
    <meta:editing-cycles>13</meta:editing-cycles>
    <meta:generator>LibreOffice/3.6$MacOSX_x86 LibreOffice_project/2ef5aff-a6fb0ff-166bdff-cf087ad-0f1389</meta:generator>
    <meta:document-statistic meta:object-count="4"/>
  </office:meta>
</office:document-meta>
</file>